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384D6E0E29416C00A3C.png" manifest:media-type="image/png"/>
  <manifest:file-entry manifest:full-path="Pictures/10000201000007800000043867538937E03DD9F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等线1" svg:font-family="等线"/>
    <style:font-face style:name="等线 Light1" svg:font-family="'等线 Light'"/>
    <style:font-face style:name="Cascadia Code" svg:font-family="'Cascadia Code'" style:font-pitch="fixed"/>
    <style:font-face style:name="OCR A Std1" svg:font-family="'OCR A Std'" style:font-family-generic="modern" style:font-pitch="fixed"/>
    <style:font-face style:name="Liberation Sans1" svg:font-family="'Liberation Sans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cmr10" svg:font-family="cmr10" style:font-pitch="variable"/>
    <style:font-face style:name="等线" svg:font-family="等线" style:font-pitch="variable"/>
    <style:font-face style:name="等线 Light" svg:font-family="'等线 Light'" style:font-pitch="variable"/>
    <style:font-face style:name="Liberation Sans2" svg:font-family="'Liberation Sans'" style:font-family-generic="modern" style:font-pitch="variable"/>
    <style:font-face style:name="OCR A Std" svg:font-family="'OCR A St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3">
      <style:graphic-properties draw:stroke="solid" svg:stroke-width="0.159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draw:marker-start="" draw:fill-color="#ff0000" draw:textarea-horizontal-align="justify" draw:textarea-vertical-align="middle" draw:auto-grow-height="false" fo:min-height="0.333cm" fo:min-width="28.283cm"/>
    </style:style>
    <style:style style:name="gr13" style:family="graphic" style:parent-style-name="standard">
      <style:graphic-properties draw:textarea-horizontal-align="justify" draw:textarea-vertical-align="middle" draw:auto-grow-height="false" fo:min-height="4.75cm" fo:min-width="18.9cm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solid" svg:stroke-width="0.159cm" svg:stroke-color="#a9d18e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78cm" fo:min-width="0.501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872cm" fo:min-width="0.5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1" style:family="graphic" style:parent-style-name="objectwithoutfill">
      <style:graphic-properties svg:stroke-color="#b4c7dc" draw:marker-end="Arrow" draw:marker-end-width="0.3cm" draw:fill="solid" draw:fill-color="#ffffff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818cm" fo:min-width="2.0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4.3cm"/>
      <style:paragraph-properties style:writing-mode="lr-tb"/>
    </style:style>
    <style:style style:name="gr26" style:family="graphic" style:parent-style-name="objectwithoutfill">
      <style:graphic-properties svg:stroke-color="#b4c7dc" draw:marker-end="Arrow" draw:marker-end-width="0.3cm" draw:fill="solid" draw:textarea-vertical-align="middle"/>
    </style:style>
    <style:style style:name="gr27" style:family="graphic" style:parent-style-name="objectwithoutfill">
      <style:graphic-properties draw:stroke="dash" draw:stroke-dash="Double_20_Dash"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textarea-horizontal-align="justify" draw:textarea-vertical-align="middle" draw:auto-grow-height="false" fo:min-height="1.15cm" fo:min-width="5.3cm"/>
      <style:paragraph-properties style:writing-mode="lr-tb"/>
    </style:style>
    <style:style style:name="gr29" style:family="graphic" style:parent-style-name="objectwithoutfill">
      <style:graphic-properties svg:stroke-width="0.081cm" svg:stroke-color="#729fc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textarea-horizontal-align="justify" draw:textarea-vertical-align="middle" draw:auto-grow-height="false" fo:min-height="2.35cm" fo:min-width="6.1cm"/>
      <style:paragraph-properties style:writing-mode="lr-tb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0.092cm" fo:min-width="5.49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34" style:family="graphic" style:parent-style-name="standard">
      <style:graphic-properties draw:fill-color="#e8a202" draw:textarea-horizontal-align="justify" draw:textarea-vertical-align="middle" draw:auto-grow-height="false" fo:min-height="0.6cm" fo:min-width="0.35cm"/>
    </style:style>
    <style:style style:name="gr35" style:family="graphic" style:parent-style-name="standard">
      <style:graphic-properties draw:stroke="none" draw:fill-color="#3faf46" draw:textarea-horizontal-align="justify" draw:textarea-vertical-align="middle" draw:auto-grow-height="false" fo:min-height="0cm" fo:min-width="0.1cm"/>
    </style:style>
    <style:style style:name="gr36" style:family="graphic" style:parent-style-name="standard">
      <style:graphic-properties draw:stroke="none" draw:fill-color="#3faf46" draw:textarea-horizontal-align="justify" draw:textarea-vertical-align="middle" draw:auto-grow-height="false" fo:min-height="0.75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8" style:family="graphic" style:parent-style-name="standard">
      <style:graphic-properties draw:stroke="none" draw:textarea-horizontal-align="justify" draw:textarea-vertical-align="middle" draw:auto-grow-height="false" fo:min-height="1.35cm" fo:min-width="7.7cm"/>
      <style:paragraph-properties style:writing-mode="lr-tb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0.05cm" fo:min-width="3.7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15cm" fo:min-width="3.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15cm" fo:min-width="1.9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15cm" fo:min-width="2.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5" style:family="graphic" style:parent-style-name="objectwithoutfill">
      <style:graphic-properties svg:stroke-color="#b4c7dc" draw:marker-end="Arrow" draw:marker-end-width="0.3cm" draw:fill="solid" draw:fill-color="#b4c7dc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0.206cm" fo:min-width="1.25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  <style:paragraph-properties style:writing-mode="lr-tb"/>
    </style:style>
    <style:style style:name="pr1" style:family="presentation" style:parent-style-name="默认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默认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默认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默认1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默认1-title">
      <style:graphic-properties draw:auto-grow-height="true" fo:min-height="1.838cm"/>
      <style:paragraph-properties style:writing-mode="lr-tb"/>
    </style:style>
    <style:style style:name="pr7" style:family="presentation" style:parent-style-name="默认1-notes">
      <style:graphic-properties draw:fill-color="#ffffff" fo:min-height="13.364cm"/>
      <style:paragraph-properties style:writing-mode="lr-tb"/>
    </style:style>
    <style:style style:name="pr8" style:family="presentation" style:parent-style-name="默认1-title">
      <style:graphic-properties fo:min-height="1.3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4pt" style:font-name-asian="Ubuntu" style:font-size-asian="2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fo:hyphenate="false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style:paragraph-properties fo:text-align="center" style:writing-mode="lr-tb"/>
      <style:text-properties style:font-name="Ubuntu" fo:font-size="22pt" style:font-size-asian="22pt" style:font-size-complex="22pt"/>
    </style:style>
    <style:style style:name="P16" style:family="paragraph">
      <style:paragraph-properties fo:margin-top="0cm" fo:margin-bottom="0cm" fo:line-height="90%" fo:text-align="center" style:punctuation-wrap="hanging" style:writing-mode="lr-tb"/>
      <style:text-properties fo:text-shadow="1pt 1pt" fo:hyphenate="false"/>
    </style:style>
    <style:style style:name="P1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text-shadow="1pt 1pt" fo:hyphenate="false"/>
    </style:style>
    <style:style style:name="P18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text-shadow="1pt 1pt" fo:hyphenate="false"/>
    </style:style>
    <style:style style:name="P19" style:family="paragraph">
      <loext:graphic-properties draw:fill="none" draw:fill-color="#ffffff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text-shadow="1pt 1pt" style:font-size-asian="24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text-shadow="1pt 1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text-shadow="1pt 1pt" fo:hyphenate="false"/>
    </style:style>
    <style:style style:name="P22" style:family="paragraph">
      <loext:graphic-properties draw:fill-color="#ffffff"/>
      <style:paragraph-properties style:writing-mode="lr-tb"/>
      <style:text-properties style:font-size-asian="20pt"/>
    </style:style>
    <style:style style:name="P23" style:family="paragraph">
      <style:paragraph-properties style:writing-mode="lr-tb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ffffff" fo:font-size="15pt" style:font-size-asian="15pt" style:font-size-complex="15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ffffff"/>
    </style:style>
    <style:style style:name="P30" style:family="paragraph">
      <loext:graphic-properties draw:fill-color="#c9211e"/>
      <style:paragraph-properties fo:text-align="center"/>
    </style:style>
    <style:style style:name="P31" style:family="paragraph">
      <style:paragraph-properties fo:text-align="center" style:writing-mode="lr-tb"/>
      <style:text-properties fo:color="#000000"/>
    </style:style>
    <style:style style:name="P32" style:family="paragraph">
      <loext:graphic-properties draw:fill="solid"/>
      <style:paragraph-properties fo:text-align="center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text-align="center"/>
      <style:text-properties style:font-name="Ubuntu" fo:font-size="13pt" style:font-name-asian="Ubuntu" style:font-size-asian="13pt" style:font-size-complex="13pt"/>
    </style:style>
    <style:style style:name="P35" style:family="paragraph">
      <style:text-properties fo:color="#ffffff"/>
    </style:style>
    <style:style style:name="P36" style:family="paragraph">
      <loext:graphic-properties draw:fill="none" draw:fill-color="#ffffff"/>
      <style:text-properties fo:color="#ffffff"/>
    </style:style>
    <style:style style:name="P37" style:family="paragraph">
      <style:text-properties fo:color="#ffffff" fo:font-size="26pt" style:font-size-asian="26pt" style:font-size-complex="26pt"/>
    </style:style>
    <style:style style:name="P38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39" style:family="paragraph">
      <loext:graphic-properties draw:fill-color="#e8a202"/>
      <style:paragraph-properties fo:text-align="center"/>
    </style:style>
    <style:style style:name="P40" style:family="paragraph">
      <loext:graphic-properties draw:fill-color="#3faf46"/>
      <style:paragraph-properties fo:text-align="center"/>
    </style:style>
    <style:style style:name="P41" style:family="paragraph">
      <loext:graphic-properties draw:fill-color="#ffffff"/>
    </style:style>
    <style:style style:name="P42" style:family="paragraph">
      <style:paragraph-properties fo:text-align="center"/>
      <style:text-properties fo:color="#ffffff" style:font-name="cmr10" fo:font-size="42pt" style:font-size-asian="42pt" style:font-size-complex="42pt"/>
    </style:style>
    <style:style style:name="P43" style:family="paragraph">
      <loext:graphic-properties draw:fill="none" draw:fill-color="#ffffff"/>
      <style:paragraph-properties fo:text-align="center"/>
      <style:text-properties fo:color="#ffffff" style:font-name="cmr10" fo:font-size="42pt" style:font-size-asian="42pt" style:font-size-complex="42pt"/>
    </style:style>
    <style:style style:name="P44" style:family="paragraph">
      <loext:graphic-properties draw:fill-color="#ffffff"/>
      <style:text-properties style:font-size-asian="28.1000003814697pt"/>
    </style:style>
    <style:style style:name="P45" style:family="paragraph">
      <style:paragraph-properties fo:text-align="center"/>
      <style:text-properties style:font-name="Cascadia Code"/>
    </style:style>
    <style:style style:name="P46" style:family="paragraph">
      <style:text-properties fo:color="#ffffff" fo:font-weight="bold"/>
    </style:style>
    <style:style style:name="P47" style:family="paragraph">
      <loext:graphic-properties draw:fill="none" draw:fill-color="#ffffff"/>
      <style:text-properties fo:color="#ffffff" fo:font-weight="bold"/>
    </style:style>
    <style:style style:name="P48" style:family="paragraph">
      <loext:graphic-properties draw:fill="solid" draw:fill-color="#b4c7dc"/>
      <style:paragraph-properties fo:text-align="center"/>
    </style:style>
    <style:style style:name="P49" style:family="paragraph">
      <style:text-properties fo:color="#ffffff" style:font-name="Cascadia Code"/>
    </style:style>
    <style:style style:name="P50" style:family="paragraph">
      <loext:graphic-properties draw:fill="none" draw:fill-color="#ffffff"/>
      <style:text-properties fo:color="#ffffff" style:font-name="Cascadia Cod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等线 Light1" fo:font-size="44pt" fo:letter-spacing="normal" fo:font-style="normal" style:text-underline-style="none" fo:font-weight="bold" style:font-size-asian="44pt" style:language-asian="zh" style:country-asian="CN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OCR A Std1" fo:font-size="36pt" fo:letter-spacing="normal" fo:language="en" fo:country="US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Noto Sans CJK SC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CR A Std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等线1" fo:font-size="36pt" fo:letter-spacing="normal" fo:font-style="normal" style:text-underline-style="none" fo:font-weight="bold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等线1" fo:font-size="20pt" fo:letter-spacing="normal" fo:language="en" fo:country="US" fo:font-style="normal" style:text-underline-style="none" fo:font-weight="bold" style:font-size-asian="20pt" style:language-asian="zh" style:country-asian="CN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等线 Light1" fo:font-size="44pt" fo:letter-spacing="normal" fo:font-style="normal" style:text-underline-style="none" fo:font-weight="normal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等线 Light1" fo:font-size="44pt" fo:letter-spacing="normal" fo:language="en" fo:country="US" fo:font-style="normal" style:text-underline-style="none" fo:font-weight="normal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等线1" fo:font-size="18pt" fo:letter-spacing="normal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等线1" fo:font-size="18pt" fo:letter-spacing="normal" fo:language="en" fo:country="US" fo:font-style="normal" style:text-underline-style="none" fo:font-weight="normal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等线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等线1" fo:font-size="18pt" fo:letter-spacing="normal" fo:language="en" fo:country="US" fo:font-style="normal" style:text-underline-style="none" fo:font-weight="bold" style:font-size-asian="18pt" style:language-asian="zh" style:country-asian="CN" style:font-style-asian="normal" style:font-weight-asian="bold" style:font-size-complex="18pt" style:font-style-complex="normal" style:font-weight-complex="bold"/>
    </style:style>
    <style:style style:name="T13" style:family="text">
      <style:text-properties style:font-name="Ubuntu" fo:font-size="22pt" style:font-size-asian="22pt" style:font-size-complex="22pt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等线1" fo:font-size="24pt" fo:letter-spacing="normal" fo:font-style="normal" style:text-underline-style="none" fo:font-weight="normal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a9d18e" style:text-line-through-style="none" style:text-line-through-type="none" style:text-position="0% 100%" style:font-name="等线1" fo:font-size="36pt" fo:letter-spacing="normal" fo:font-style="normal" style:text-underline-style="none" fo:font-weight="bold" style:font-size-asian="36pt" style:language-asian="zh" style:country-asian="CN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fo:color="#a9d18e" style:text-line-through-style="none" style:text-line-through-type="none" style:text-position="0% 100%" style:font-name="等线1" fo:font-size="20pt" fo:letter-spacing="normal" fo:language="en" fo:country="US" fo:font-style="normal" style:text-underline-style="none" fo:font-weight="bold" style:font-size-asian="20pt" style:language-asian="zh" style:country-asian="CN" style:font-style-asian="normal" style:font-weight-asian="bold" style:font-size-complex="20pt" style:font-style-complex="normal" style:font-weight-complex="bold"/>
    </style:style>
    <style:style style:name="T17" style:family="text">
      <style:text-properties fo:color="#ffffff" fo:font-size="15pt" style:font-size-asian="15pt" style:font-size-complex="15pt"/>
    </style:style>
    <style:style style:name="T18" style:family="text">
      <style:text-properties fo:color="#ffffff"/>
    </style:style>
    <style:style style:name="T19" style:family="text">
      <style:text-properties fo:color="#000000"/>
    </style:style>
    <style:style style:name="T20" style:family="text">
      <style:text-properties style:font-name="Ubuntu" fo:font-size="13pt" style:font-name-asian="Ubuntu" style:font-size-asian="13pt" style:font-size-complex="13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color="#ffffff" style:font-name="cmr10" fo:font-size="54pt" style:font-size-asian="54pt" style:font-size-complex="54pt"/>
    </style:style>
    <style:style style:name="T23" style:family="text">
      <style:text-properties fo:color="#ffffff" style:font-name="cmr10" fo:font-size="42pt" style:font-size-asian="42pt" style:font-size-complex="42pt"/>
    </style:style>
    <style:style style:name="T24" style:family="text">
      <style:text-properties style:font-name="Cascadia 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9d1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name="标题 1" presentation:style-name="pr1" draw:text-style-name="P2" draw:layer="layout" svg:width="6.516cm" svg:height="1.794cm" svg:x="21.4cm" svg:y="11.006cm" presentation:class="title" presentation:user-transformed="true">
          <draw:text-box>
            <text:p text:style-name="P1"><text:span text:style-name="T1">保护模</text:span><text:span text:style-name="T1">式</text:span></text:p>
          </draw:text-box>
        </draw:frame>
        <draw:frame draw:name="副标题 2" draw:style-name="gr1" draw:text-style-name="P4" draw:layer="layout" svg:width="9.107cm" svg:height="1.308cm" svg:x="18.6cm" svg:y="12.6cm">
          <draw:text-box>
            <text:p text:style-name="P3"><text:span text:style-name="T2">我们的内存</text:span></text:p>
          </draw:text-box>
        </draw:frame>
        <draw:custom-shape draw:name="文本框 3" draw:style-name="gr2" draw:text-style-name="P6" draw:layer="layout" svg:width="6.353cm" svg:height="1.775cm" svg:x="22.447cm" svg:y="13.975cm">
          <text:p text:style-name="P5"><text:span text:style-name="T3">EP 5</text:span><text:span text:style-name="T4">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4" draw:style-name="gr3" draw:text-style-name="P8" draw:layer="layout" svg:width="4.38cm" svg:height="3.467cm" draw:transform="rotate (-0.503876555050763) translate (17.164cm 10.049cm)">
          <text:p text:style-name="P7"><text:span text:style-name="T5">纯理</text:span><text:span text:style-name="T5">论</text:span></text:p>
          <text:p text:style-name="P7"><text:span text:style-name="T6">Pure </text:span><text:span text:style-name="T6">The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1" presentation:presentation-page-layout-name="AL2T1">
        <office:forms form:automatic-focus="false" form:apply-design-mode="false"/>
        <draw:frame draw:name="标题 1_0" presentation:style-name="pr3" draw:text-style-name="P11" draw:layer="layout" svg:width="18.315cm" svg:height="2.195cm" svg:x="10.552cm" svg:y="-0.053cm" presentation:class="title" presentation:user-transformed="true">
          <draw:text-box>
            <text:p text:style-name="P10"><text:span text:style-name="T7">分页</text:span><text:span text:style-name="T7">（</text:span><text:span text:style-name="T8">Pagi</text:span><text:span text:style-name="T8">ng</text:span><text:span text:style-name="T8">）</text:span></text:p>
          </draw:text-box>
        </draw:frame>
        <draw:custom-shape draw:name="文本框 3_0" draw:style-name="gr5" draw:text-style-name="P13" draw:layer="layout" svg:width="16.224cm" svg:height="1.013cm" svg:x="0.801cm" svg:y="3.254cm">
          <text:list text:style-name="L4">
            <text:list-item>
              <text:p text:style-name="P12"><text:span text:style-name="T9">分页只有在</text:span><text:span text:style-name="T9">保护模式下</text:span><text:span text:style-name="T9">才可被开启</text:span><text:span text:style-name="T9">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_0" draw:style-name="gr6" draw:text-style-name="P13" draw:layer="layout" svg:width="16.224cm" svg:height="1.013cm" svg:x="0.801cm" svg:y="4.28cm">
          <text:list text:style-name="L4">
            <text:list-item>
              <text:p text:style-name="P12"><text:span text:style-name="T9">分</text:span><text:span text:style-name="T9">页</text:span><text:span text:style-name="T9">默</text:span><text:span text:style-name="T9">认</text:span><text:span text:style-name="T9">是</text:span><text:span text:style-name="T9">不</text:span><text:span text:style-name="T9">启</text:span><text:span text:style-name="T9">用</text:span><text:span text:style-name="T9">的</text:span><text:span text:style-name="T9">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7" draw:style-name="gr7" draw:text-style-name="P13" draw:layer="layout" svg:width="16.224cm" svg:height="1.013cm" svg:x="0.801cm" svg:y="5.346cm">
          <text:list text:style-name="L4">
            <text:list-item>
              <text:p text:style-name="P12"><text:span text:style-name="T9">通过设</text:span><text:span text:style-name="T9">置</text:span><text:span text:style-name="T10">CR0</text:span><text:span text:style-name="T10">寄存器</text:span><text:span text:style-name="T10">的</text:span><text:span text:style-name="T10">PG</text:span><text:span text:style-name="T10">位可以</text:span><text:span text:style-name="T10">开启分</text:span><text:span text:style-name="T10">页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9" draw:style-name="gr8" draw:text-style-name="P6" draw:layer="layout" svg:width="16.926cm" svg:height="4.059cm" svg:x="0.8cm" svg:y="6.412cm">
          <text:list text:style-name="L4">
            <text:list-item>
              <text:p text:style-name="P5"><text:span text:style-name="T9">有</text:span><text:span text:style-name="T9">三</text:span><text:span text:style-name="T9">种</text:span><text:span text:style-name="T9">分</text:span><text:span text:style-name="T9">页</text:span><text:span text:style-name="T9">模</text:span><text:span text:style-name="T9">式</text:span><text:span text:style-name="T9">，</text:span><text:span text:style-name="T9">可</text:span><text:span text:style-name="T9">通</text:span><text:span text:style-name="T9">过</text:span><text:span text:style-name="T9">设</text:span><text:span text:style-name="T9">置</text:span><text:span text:style-name="T9">不</text:span><text:span text:style-name="T9">同</text:span><text:span text:style-name="T9">寄</text:span><text:span text:style-name="T9">存</text:span><text:span text:style-name="T9">器</text:span><text:span text:style-name="T9">的</text:span><text:span text:style-name="T9">指</text:span><text:span text:style-name="T9">定</text:span><text:span text:style-name="T9">位</text:span><text:span text:style-name="T9">来</text:span><text:span text:style-name="T9">开</text:span><text:span text:style-name="T9">启</text:span><text:span text:style-name="T9">：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10">3</text:span><text:span text:style-name="T10">2</text:span><text:span text:style-name="T10">位</text:span><text:span text:style-name="T10">分</text:span><text:span text:style-name="T10">页</text:span></text:p>
                </text:list-item>
                <text:list-item>
                  <text:p text:style-name="P5"><text:span text:style-name="T10">P</text:span><text:span text:style-name="T10">A</text:span><text:span text:style-name="T10">E</text:span><text:span text:style-name="T10">分</text:span><text:span text:style-name="T10">页</text:span></text:p>
                </text:list-item>
                <text:list-item>
                  <text:p text:style-name="P5"><text:span text:style-name="T10">4</text:span><text:span text:style-name="T10">层</text:span><text:span text:style-name="T10">分</text:span><text:span text:style-name="T10">页</text:span><text:span text:style-name="T10">（</text:span><text:span text:style-name="T10">用</text:span><text:span text:style-name="T10">于</text:span><text:span text:style-name="T10">I</text:span><text:span text:style-name="T10">A</text:span><text:span text:style-name="T10">-</text:span><text:span text:style-name="T10">3</text:span><text:span text:style-name="T10">2</text:span><text:span text:style-name="T10">e</text:span><text:span text:style-name="T10">模</text:span><text:span text:style-name="T10">式</text:span><text:span text:style-name="T10">）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1" draw:style-name="gr9" draw:text-style-name="P13" draw:layer="layout" svg:width="16.224cm" svg:height="1.013cm" svg:x="0.8cm" svg:y="10.21cm">
          <text:list text:style-name="L4">
            <text:list-item>
              <text:p text:style-name="P12"><text:span text:style-name="T9">我们主要着重讨</text:span><text:span text:style-name="T9">论</text:span><text:span text:style-name="T10">32</text:span><text:span text:style-name="T10">位分页模</text:span><text:span text:style-name="T10">式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3" draw:style-name="gr10" draw:text-style-name="P6" draw:layer="layout" svg:width="16.224cm" svg:height="3.299cm" svg:x="0.8cm" svg:y="11.701cm">
          <text:list text:style-name="L4">
            <text:list-item>
              <text:p text:style-name="P5"><text:span text:style-name="T9">在</text:span><text:span text:style-name="T9">这</text:span><text:span text:style-name="T9">个</text:span><text:span text:style-name="T9">模</text:span><text:span text:style-name="T9">式</text:span><text:span text:style-name="T9">下</text:span><text:span text:style-name="T9">：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10">3</text:span><text:span text:style-name="T10">2</text:span><text:span text:style-name="T10">位</text:span><text:span text:style-name="T10">的</text:span><text:span text:style-name="T10">线</text:span><text:span text:style-name="T10">性</text:span><text:span text:style-name="T10">地</text:span><text:span text:style-name="T10">址</text:span></text:p>
                </text:list-item>
                <text:list-item>
                  <text:p text:style-name="P5"><text:span text:style-name="T10">4</text:span><text:span text:style-name="T10">0</text:span><text:span text:style-name="T10">位</text:span><text:span text:style-name="T10">的</text:span><text:span text:style-name="T10">物</text:span><text:span text:style-name="T10">理</text:span><text:span text:style-name="T10">地</text:span><text:span text:style-name="T10">址</text:span></text:p>
                </text:list-item>
                <text:list-item>
                  <text:p text:style-name="P5"><text:span text:style-name="T10">每</text:span><text:span text:style-name="T10">页</text:span><text:span text:style-name="T10">大</text:span><text:span text:style-name="T10">小</text:span><text:span text:style-name="T10">可</text:span><text:span text:style-name="T10">以</text:span><text:span text:style-name="T10">是</text:span><text:span text:style-name="T10">4</text:span><text:span text:style-name="T10">K</text:span><text:span text:style-name="T10">B</text:span><text:span text:style-name="T10">或</text:span><text:span text:style-name="T10">者</text:span><text:span text:style-name="T10">4</text:span><text:span text:style-name="T10">M</text:span><text:span text:style-name="T10">B</text:span><text:span text:style-name="T10">。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14" draw:style-name="gr11" draw:text-style-name="P6" draw:layer="layout" svg:width="13.656cm" svg:height="5.585cm" svg:x="14.144cm" svg:y="8.575cm">
          <text:p text:style-name="P5"><text:span text:style-name="T11">40</text:span><text:span text:style-name="T12">位地</text:span><text:span text:style-name="T12">址？</text:span><text:span text:style-name="T12">我们</text:span><text:span text:style-name="T12">不是</text:span><text:span text:style-name="T12">32</text:span><text:span text:style-name="T12">位的</text:span><text:span text:style-name="T12">吗？</text:span></text:p>
          <text:p text:style-name="P5"><text:span text:style-name="T12"/></text:p>
          <text:p text:style-name="P5"><text:span text:style-name="T10">这个</text:span><text:span text:style-name="T10">和</text:span><text:span text:style-name="T10">PSE</text:span><text:span text:style-name="T10">有关</text:span><text:span text:style-name="T10">系</text:span><text:span text:style-name="T10">（</text:span><text:span text:style-name="T10">P</text:span><text:span text:style-name="T10">age </text:span><text:span text:style-name="T10">Size </text:span><text:span text:style-name="T10">Exte</text:span><text:span text:style-name="T10">nsio</text:span><text:span text:style-name="T10">n</text:span><text:span text:style-name="T10">）</text:span><text:span text:style-name="T10">，</text:span><text:span text:style-name="T10">P</text:span><text:span text:style-name="T10">SE</text:span><text:span text:style-name="T10">的特</text:span><text:span text:style-name="T10">点就</text:span><text:span text:style-name="T10">是将</text:span><text:span text:style-name="T10">页的</text:span><text:span text:style-name="T10">大小</text:span><text:span text:style-name="T10">从传</text:span><text:span text:style-name="T10">统的</text:span><text:span text:style-name="T10">4KB</text:span><text:span text:style-name="T10">拓展</text:span><text:span text:style-name="T10">到</text:span><text:span text:style-name="T10">4MB</text:span><text:span text:style-name="T10">（两</text:span><text:span text:style-name="T10">者可</text:span><text:span text:style-name="T10">以共</text:span><text:span text:style-name="T10">存）</text:span><text:span text:style-name="T10">。</text:span></text:p>
          <text:p text:style-name="P5"><text:span text:style-name="T10"/></text:p>
          <text:p text:style-name="P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4" xml:id="id2" draw:id="id2" draw:layer="layout" svg:width="28.783cm" svg:height="0.583cm" draw:transform="rotate (-0.412246769321061) translate (1.002cm 2.7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3" draw:id="id3" draw:layer="layout" svg:width="28.783cm" svg:height="0.583cm" draw:transform="rotate (0.402647458435092) translate (0.717cm 14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xml:id="id4" draw:id="id4" draw:layer="layout" svg:width="19.4cm" svg:height="5cm" svg:x="5.2cm" svg:y="6.359cm">
          <text:p text:style-name="P15"><text:span text:style-name="T13">Enough! F*ck it, just cut the bullshit…</text:span></text:p>
          <text:p text:style-name="P15"><text:span text:style-name="T13"/></text:p>
          <text:p text:style-name="P15"><text:span text:style-name="T13">Talk is cheap, show me the code!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1" presentation:presentation-page-layout-name="AL1T0">
        <office:forms form:automatic-focus="false" form:apply-design-mode="false"/>
        <draw:frame draw:name="标题 1_1" presentation:style-name="pr5" draw:text-style-name="P17" draw:layer="layout" svg:width="6.516cm" svg:height="1.794cm" svg:x="21.4cm" svg:y="11.006cm" presentation:class="title" presentation:user-transformed="true">
          <draw:text-box>
            <text:p xml:id="id6" text:id="id6" text:style-name="P16"><text:span text:style-name="T1">开始编码</text:span><text:span text:style-name="T1">!</text:span></text:p>
          </draw:text-box>
        </draw:frame>
        <draw:frame draw:name="副标题 2_1" draw:style-name="gr14" draw:text-style-name="P19" draw:layer="layout" svg:width="9.107cm" svg:height="1.308cm" svg:x="18.6cm" svg:y="12.667cm">
          <draw:text-box>
            <text:p xml:id="id7" text:id="id7" text:style-name="P18"><text:span text:style-name="T14">环境搭建与项目结构</text:span></text:p>
          </draw:text-box>
        </draw:frame>
        <draw:custom-shape draw:name="文本框 3_1" draw:style-name="gr15" draw:text-style-name="P6" draw:layer="layout" svg:width="6.353cm" svg:height="1.775cm" svg:x="22.447cm" svg:y="13.975cm">
          <text:p text:style-name="P5"><text:span text:style-name="T3">E</text:span><text:span text:style-name="T3">P </text:span><text:span text:style-name="T3">5</text:span><text:span text:style-name="T4">-</text:span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文本框 5" draw:style-name="gr16" draw:text-style-name="P21" xml:id="id5" draw:id="id5" draw:layer="layout" svg:width="4.38cm" svg:height="2.622cm" draw:transform="rotate (-0.667239373037433) translate (14.223cm 9.8cm)">
          <text:p text:style-name="P20"><text:span text:style-name="T15">实践</text:span></text:p>
          <text:p text:style-name="P20"><text:span text:style-name="T16">Prac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默认1" presentation:presentation-page-layout-name="AL2T1">
        <office:forms form:automatic-focus="false" form:apply-design-mode="false"/>
        <draw:frame presentation:style-name="pr6" draw:text-style-name="P23" draw:layer="layout" svg:width="18.2cm" svg:height="1.838cm" svg:x="9.6cm" svg:y="-0.033cm" presentation:class="title" presentation:user-transformed="true">
          <draw:text-box>
            <text:p>构建流程</text:p>
          </draw:text-box>
        </draw:frame>
        <draw:custom-shape draw:style-name="gr17" draw:text-style-name="P24" xml:id="id8" draw:id="id8" draw:layer="layout" svg:width="1cm" svg:height="1.285cm" svg:x="2.2cm" svg:y="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8" draw:text-style-name="P24" xml:id="id9" draw:id="id9" draw:layer="layout" svg:width="1.088cm" svg:height="1.4cm" svg:x="2.712cm" svg:y="5.48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7" draw:text-style-name="P24" xml:id="id10" draw:id="id10" draw:layer="layout" svg:width="1cm" svg:height="1.285cm" svg:x="3cm" svg:y="4.6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6" xml:id="id11" draw:id="id11" draw:layer="layout" svg:width="1.8cm" svg:height="0.839cm" svg:x="2.2cm" svg:y="6.961cm">
          <draw:text-box>
            <text:p text:style-name="P25"><text:span text:style-name="T17">*.c</text:span></text:p>
          </draw:text-box>
        </draw:frame>
        <draw:custom-shape draw:style-name="gr17" draw:text-style-name="P24" xml:id="id12" draw:id="id12" draw:layer="layout" svg:width="1cm" svg:height="1.285cm" svg:x="2.2cm" svg:y="9.28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8" draw:text-style-name="P24" xml:id="id13" draw:id="id13" draw:layer="layout" svg:width="1.088cm" svg:height="1.4cm" svg:x="2.712cm" svg:y="9.77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7" draw:text-style-name="P24" xml:id="id14" draw:id="id14" draw:layer="layout" svg:width="1cm" svg:height="1.285cm" svg:x="3cm" svg:y="8.88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6" xml:id="id15" draw:id="id15" draw:layer="layout" svg:width="1.8cm" svg:height="0.839cm" svg:x="2.2cm" svg:y="11.208cm">
          <draw:text-box>
            <text:p text:style-name="P25"><text:span text:style-name="T17">*.s</text:span></text:p>
          </draw:text-box>
        </draw:frame>
        <draw:custom-shape draw:style-name="gr17" draw:text-style-name="P24" xml:id="id24" draw:id="id24" draw:layer="layout" svg:width="1cm" svg:height="1.285cm" svg:x="11.4cm" svg:y="6.6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8" draw:text-style-name="P24" xml:id="id20" draw:id="id20" draw:layer="layout" svg:width="1.088cm" svg:height="1.4cm" svg:x="11.912cm" svg:y="7.08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7" draw:text-style-name="P24" xml:id="id25" draw:id="id25" draw:layer="layout" svg:width="1cm" svg:height="1.285cm" svg:x="12.2cm" svg:y="6.2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6" xml:id="id21" draw:id="id21" draw:layer="layout" svg:width="1.8cm" svg:height="0.839cm" svg:x="11.4cm" svg:y="8.523cm">
          <draw:text-box>
            <text:p text:style-name="P25"><text:span text:style-name="T17">*.o</text:span></text:p>
          </draw:text-box>
        </draw:frame>
        <draw:custom-shape draw:style-name="gr20" draw:text-style-name="P27" xml:id="id16" draw:id="id16" draw:layer="layout" svg:width="2cm" svg:height="1cm" svg:x="6.6cm" svg:y="5.17cm">
          <text:p text:style-name="P27">gcc</text:p>
          <draw:enhanced-geometry svg:viewBox="0 0 21600 21600" draw:type="rectangle" draw:enhanced-path="M 0 0 L 21600 0 21600 21600 0 21600 0 0 Z N"/>
        </draw:custom-shape>
        <draw:custom-shape draw:style-name="gr20" draw:text-style-name="P27" xml:id="id17" draw:id="id17" draw:layer="layout" svg:width="2cm" svg:height="1cm" svg:x="6.6cm" svg:y="9.37cm">
          <text:p text:style-name="P27">as</text:p>
          <draw:enhanced-geometry svg:viewBox="0 0 21600 21600" draw:type="rectangle" draw:enhanced-path="M 0 0 L 21600 0 21600 21600 0 21600 0 0 Z N"/>
        </draw:custom-shape>
        <draw:polyline draw:style-name="gr21" draw:text-style-name="P28" xml:id="id18" draw:id="id18" draw:layer="layout" svg:width="2.399cm" svg:height="0cm" svg:x="4.2cm" svg:y="5.77cm" svg:viewBox="0 0 2400 0" draw:points="0,0 2400,0">
          <text:p/>
        </draw:polyline>
        <draw:polyline draw:style-name="gr21" draw:text-style-name="P28" xml:id="id19" draw:id="id19" draw:layer="layout" svg:width="2.399cm" svg:height="0cm" svg:x="4.2cm" svg:y="9.97cm" svg:viewBox="0 0 2400 0" draw:points="0,0 2400,0">
          <text:p/>
        </draw:polyline>
        <draw:polyline draw:style-name="gr21" draw:text-style-name="P28" xml:id="id22" draw:id="id22" draw:layer="layout" svg:width="2.399cm" svg:height="1.599cm" svg:x="8.8cm" svg:y="5.77cm" svg:viewBox="0 0 2400 1600" draw:points="0,0 2400,1600">
          <text:p/>
        </draw:polyline>
        <draw:polyline draw:style-name="gr21" draw:text-style-name="P28" xml:id="id23" draw:id="id23" draw:layer="layout" svg:width="2.399cm" svg:height="1.799cm" svg:x="8.8cm" svg:y="7.97cm" svg:viewBox="0 0 2400 1800" draw:points="0,1800 2400,0">
          <text:p/>
        </draw:polyline>
        <draw:custom-shape draw:style-name="gr22" draw:text-style-name="P27" xml:id="id31" draw:id="id31" draw:layer="layout" svg:width="3cm" svg:height="1.6cm" svg:x="9.6cm" svg:y="2cm">
          <text:p text:style-name="P27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3" draw:text-style-name="P29" xml:id="id32" draw:id="id32" draw:layer="layout" svg:width="5.8cm" svg:height="0.962cm" svg:x="8.8cm" svg:y="1cm">
          <draw:text-box>
            <text:p><text:span text:style-name="T18">std libs, os libs</text:span></text:p>
          </draw:text-box>
        </draw:frame>
        <draw:line draw:style-name="gr21" draw:text-style-name="P28" xml:id="id33" draw:id="id33" draw:layer="layout" svg:x1="12.8cm" svg:y1="3cm" svg:x2="16.2cm" svg:y2="7cm">
          <text:p/>
        </draw:line>
        <draw:custom-shape draw:style-name="gr24" draw:text-style-name="P30" xml:id="id34" draw:id="id34" draw:layer="layout" svg:width="1.2cm" svg:height="1.2cm" draw:transform="rotate (0.785398163397448) translate (10.4cm 2.81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56.5362198168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8" xml:id="id26" draw:id="id26" draw:layer="layout" svg:width="1.599cm" svg:height="0cm" svg:x="13.6cm" svg:y="7.6cm" svg:viewBox="0 0 1600 0" draw:points="0,0 1600,0">
          <text:p/>
        </draw:polyline>
        <draw:custom-shape draw:style-name="gr20" draw:text-style-name="P27" xml:id="id27" draw:id="id27" draw:layer="layout" svg:width="2cm" svg:height="1cm" svg:x="15.4cm" svg:y="7.2cm">
          <text:p text:style-name="P27">ld</text:p>
          <draw:enhanced-geometry svg:viewBox="0 0 21600 21600" draw:type="rectangle" draw:enhanced-path="M 0 0 L 21600 0 21600 21600 0 21600 0 0 Z N"/>
        </draw:custom-shape>
        <draw:custom-shape draw:style-name="gr17" draw:text-style-name="P24" xml:id="id28" draw:id="id28" draw:layer="layout" svg:width="1cm" svg:height="1.285cm" svg:x="19.8cm" svg:y="6.91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polyline draw:style-name="gr21" draw:text-style-name="P28" xml:id="id29" draw:id="id29" draw:layer="layout" svg:width="1.599cm" svg:height="0cm" svg:x="17.6cm" svg:y="7.6cm" svg:viewBox="0 0 1600 0" draw:points="0,0 1600,0">
          <text:p/>
        </draw:polyline>
        <draw:frame draw:style-name="gr19" draw:text-style-name="P26" xml:id="id30" draw:id="id30" draw:layer="layout" svg:width="3.6cm" svg:height="0.839cm" svg:x="18.6cm" svg:y="8.238cm">
          <draw:text-box>
            <text:p text:style-name="P25"><text:span text:style-name="T17">kernel.bin</text:span></text:p>
          </draw:text-box>
        </draw:frame>
        <draw:custom-shape draw:style-name="gr17" draw:text-style-name="P24" xml:id="id35" draw:id="id35" draw:layer="layout" svg:width="1cm" svg:height="1.285cm" svg:x="12cm" svg:y="10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6" xml:id="id36" draw:id="id36" draw:layer="layout" svg:width="1.8cm" svg:height="0.839cm" svg:x="11.6cm" svg:y="12.4cm">
          <draw:text-box>
            <text:p text:style-name="P25"><text:span text:style-name="T17">grub</text:span></text:p>
          </draw:text-box>
        </draw:frame>
        <draw:custom-shape draw:style-name="gr25" draw:text-style-name="P31" xml:id="id1" draw:id="id1" draw:layer="layout" svg:width="4.8cm" svg:height="1cm" svg:x="18cm" svg:y="11cm">
          <text:p text:style-name="P31"><text:span text:style-name="T19">grub-rescue</text:span></text:p>
          <draw:enhanced-geometry svg:viewBox="0 0 21600 21600" draw:type="rectangle" draw:enhanced-path="M 0 0 L 21600 0 21600 21600 0 21600 0 0 Z N"/>
        </draw:custom-shape>
        <draw:polyline draw:style-name="gr21" draw:text-style-name="P28" xml:id="id37" draw:id="id37" draw:layer="layout" svg:width="3.999cm" svg:height="0cm" svg:x="13.6cm" svg:y="11.4cm" svg:viewBox="0 0 4000 0" draw:points="0,0 4000,0">
          <text:p/>
        </draw:polyline>
        <draw:polyline draw:style-name="gr21" draw:text-style-name="P28" xml:id="id38" draw:id="id38" draw:layer="layout" svg:width="0cm" svg:height="1.599cm" svg:x="20.4cm" svg:y="9.2cm" svg:viewBox="0 0 0 1600" draw:points="0,0 0,1600">
          <text:p/>
        </draw:polyline>
        <draw:custom-shape draw:style-name="gr17" draw:text-style-name="P24" xml:id="id39" draw:id="id39" draw:layer="layout" svg:width="1cm" svg:height="1.285cm" svg:x="24.4cm" svg:y="13.03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9" draw:text-style-name="P26" xml:id="id40" draw:id="id40" draw:layer="layout" svg:width="3.2cm" svg:height="0.839cm" svg:x="23.4cm" svg:y="14.361cm">
          <draw:text-box>
            <text:p text:style-name="P25"><text:span text:style-name="T17">my-os.iso</text:span></text:p>
          </draw:text-box>
        </draw:frame>
        <draw:connector draw:style-name="gr26" draw:text-style-name="P32" xml:id="id41" draw:id="id41" draw:layer="layout" draw:type="lines" draw:line-skew="1.44cm" svg:x1="20.4cm" svg:y1="12cm" svg:x2="22.99cm" svg:y2="13.941cm" draw:start-shape="id1" draw:start-glue-point="2" svg:d="M20400 12000v1941h2590" svg:viewBox="0 0 2591 1942">
          <text:p/>
        </draw:connector>
        <draw:polygon draw:style-name="gr27" draw:text-style-name="P33" xml:id="id42" draw:id="id42" draw:layer="layout" svg:width="7.199cm" svg:height="12.199cm" draw:transform="rotate (-1.5707963267949) translate (18cm 4.2cm)" svg:viewBox="0 0 7200 12200" draw:points="200,12200 7200,12200 7200,8600 1600,8600 1600,3800 5600,3800 5600,0 0,0">
          <text:p/>
        </draw:polygon>
        <draw:custom-shape draw:style-name="gr28" draw:text-style-name="P27" xml:id="id43" draw:id="id43" draw:layer="layout" svg:width="5.8cm" svg:height="1.4cm" svg:x="2.2cm" svg:y="13.4cm">
          <text:p text:style-name="P27">交叉编译套件</text:p>
          <draw:enhanced-geometry svg:viewBox="0 0 21600 21600" draw:type="rectangle" draw:enhanced-path="M 0 0 L 21600 0 21600 21600 0 21600 0 0 Z N"/>
        </draw:custom-shape>
        <draw:polyline draw:style-name="gr29" draw:text-style-name="P32" xml:id="id44" draw:id="id44" draw:layer="layout" svg:width="1.199cm" svg:height="1.599cm" svg:x="5.2cm" svg:y="11.8cm" svg:viewBox="0 0 1200 1600" draw:points="0,1600 1200,0">
          <text:p/>
        </draw:polyline>
        <draw:custom-shape draw:style-name="gr28" draw:text-style-name="P27" xml:id="id45" draw:id="id45" draw:layer="layout" svg:width="5.8cm" svg:height="1.4cm" svg:x="2.2cm" svg:y="13.4cm">
          <text:p text:style-name="P27">target=i686-elf</text:p>
          <draw:enhanced-geometry svg:viewBox="0 0 21600 21600" draw:type="rectangle" draw:enhanced-path="M 0 0 L 21600 0 21600 21600 0 21600 0 0 Z N"/>
        </draw:custom-shape>
        <draw:custom-shape draw:style-name="gr30" draw:text-style-name="P34" xml:id="id46" draw:id="id46" draw:layer="layout" svg:width="6.6cm" svg:height="2.6cm" svg:x="20.6cm" svg:y="2.8cm">
          <text:p text:style-name="P25"><text:span text:style-name="T20">没错，我们将使用</text:span><text:span text:style-name="T20">GRUB</text:span></text:p>
          <text:p text:style-name="P25"><text:span text:style-name="T20">来引导我们的系统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47" draw:id="id47" draw:layer="layout" svg:width="6.4cm" svg:height="0.8cm" draw:transform="rotate (0.982620368872807) translate (22.053cm 10.151cm)">
          <text:p/>
          <draw:enhanced-geometry svg:viewBox="0 0 21600 21600" draw:text-areas="?f7 ?f0 21600 ?f2" draw:type="left-arrow" draw:modifiers="3236.11935635057 6193.0069930069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默认1" presentation:presentation-page-layout-name="AL2T1">
        <office:forms form:automatic-focus="false" form:apply-design-mode="false"/>
        <draw:frame presentation:style-name="pr8" draw:layer="layout" svg:width="18.2cm" svg:height="1.838cm" svg:x="9.6cm" svg:y="-0.033cm" presentation:class="title" presentation:user-transformed="true">
          <draw:text-box>
            <text:p>如何找Bug？</text:p>
          </draw:text-box>
        </draw:frame>
        <draw:frame draw:style-name="gr32" draw:text-style-name="P36" draw:layer="layout" svg:width="12cm" svg:height="1.17cm" svg:x="0.6cm" svg:y="2.8cm">
          <draw:text-box>
            <text:p xml:id="id48" text:id="id48" text:style-name="P35">i.e., 如何知道咱们的内核能不能跑？</text:p>
          </draw:text-box>
        </draw:frame>
        <draw:frame draw:style-name="gr33" draw:text-style-name="P38" draw:layer="layout" svg:width="12.2cm" svg:height="1.8cm" svg:x="3.4cm" svg:y="5cm">
          <draw:text-box>
            <text:p xml:id="id49" text:id="id49" text:style-name="P37"><text:span text:style-name="T21">虚</text:span><text:span text:style-name="T21">拟</text:span><text:span text:style-name="T21">机</text:span><text:span text:style-name="T21">（</text:span><text:span text:style-name="T21">e.g</text:span><text:span text:style-name="T21">., </text:span><text:span text:style-name="T21">Virt</text:span><text:span text:style-name="T21">ual </text:span><text:span text:style-name="T21">Bo</text:span><text:span text:style-name="T21">x</text:span><text:span text:style-name="T21">）</text:span></text:p>
          </draw:text-box>
        </draw:frame>
        <draw:frame draw:style-name="gr33" draw:text-style-name="P38" draw:layer="layout" svg:width="10.2cm" svg:height="1.8cm" svg:x="3.4cm" svg:y="7.6cm">
          <draw:text-box>
            <text:p xml:id="id50" text:id="id50" text:style-name="P37"><text:span text:style-name="T21">QE</text:span><text:span text:style-name="T21">MU</text:span><text:span text:style-name="T21">（</text:span><text:span text:style-name="T21">x86</text:span><text:span text:style-name="T21">模</text:span><text:span text:style-name="T21">拟</text:span><text:span text:style-name="T21">器</text:span><text:span text:style-name="T21">）</text:span></text:p>
          </draw:text-box>
        </draw:frame>
        <draw:frame draw:style-name="gr33" draw:text-style-name="P38" draw:layer="layout" svg:width="10.6cm" svg:height="1.8cm" svg:x="3.4cm" svg:y="10.2cm">
          <draw:text-box>
            <text:p xml:id="id51" text:id="id51" text:style-name="P37"><text:span text:style-name="T21">Bo</text:span><text:span text:style-name="T21">ch</text:span><text:span text:style-name="T21">s</text:span><text:span text:style-name="T21">（</text:span><text:span text:style-name="T21">x8</text:span><text:span text:style-name="T21">6</text:span><text:span text:style-name="T21">模</text:span><text:span text:style-name="T21">拟</text:span><text:span text:style-name="T21">器</text:span><text:span text:style-name="T21">）</text:span></text:p>
          </draw:text-box>
        </draw:frame>
        <draw:custom-shape draw:style-name="gr24" draw:text-style-name="P30" xml:id="id52" draw:id="id52" draw:layer="layout" svg:width="1.2cm" svg:height="1.2cm" draw:transform="rotate (0.785398163397448) translate (15.2cm 5.84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56.5362198168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9" xml:id="id53" draw:id="id53" draw:layer="layout" svg:width="1.2cm" svg:height="1.2cm" svg:x="15.4cm" svg:y="7.8cm">
          <text:p/>
          <draw:enhanced-geometry svg:viewBox="0 0 21600 21600" draw:glue-points="10800 0 3163 3163 0 10800 3163 18437 10800 21600 18437 18437 21600 10800 18437 3163" draw:text-areas="3163 3163 18437 18437" draw:type="ring" draw:modifiers="4550.208159866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40" xml:id="id55" draw:id="id55" draw:layer="layout" svg:width="0.6cm" svg:height="0.2cm" draw:transform="rotate (-0.847531884768448) translate (15.601cm 10.857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40" xml:id="id54" draw:id="id54" draw:layer="layout" svg:width="0.2cm" svg:height="1cm" draw:transform="rotate (-0.847531884768448) translate (16.468cm 10.628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7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默认1" presentation:presentation-page-layout-name="AL2T1">
        <office:forms form:automatic-focus="false" form:apply-design-mode="false"/>
        <draw:frame presentation:style-name="pr8" draw:layer="layout" svg:width="18.2cm" svg:height="1.838cm" svg:x="9.6cm" svg:y="-0.033cm" presentation:class="title" presentation:user-transformed="true">
          <draw:text-box>
            <text:p>所以，我们的任务清单……</text:p>
          </draw:text-box>
        </draw:frame>
        <draw:frame draw:style-name="gr37" draw:text-style-name="P36" draw:layer="layout" svg:width="13.4cm" svg:height="1.4cm" svg:x="2.2cm" svg:y="3.8cm">
          <draw:text-box>
            <text:p xml:id="id56" text:id="id56" text:style-name="P35">构建纯粹的GCC交叉编译套件（i686-elf）</text:p>
          </draw:text-box>
        </draw:frame>
        <draw:frame draw:style-name="gr37" draw:text-style-name="P36" draw:layer="layout" svg:width="6.6cm" svg:height="1.4cm" svg:x="2.2cm" svg:y="5.8cm">
          <draw:text-box>
            <text:p xml:id="id57" text:id="id57" text:style-name="P35">构建/安装Bochs</text:p>
          </draw:text-box>
        </draw:frame>
        <draw:frame draw:style-name="gr37" draw:text-style-name="P36" draw:layer="layout" svg:width="13.4cm" svg:height="1.4cm" svg:x="2.2cm" svg:y="7.8cm">
          <draw:text-box>
            <text:p xml:id="id58" text:id="id58" text:style-name="P35">规划项目结构</text:p>
          </draw:text-box>
        </draw:frame>
        <draw:custom-shape draw:style-name="gr38" draw:text-style-name="P25" xml:id="id59" draw:id="id59" draw:layer="layout" svg:width="8.2cm" svg:height="1.6cm" svg:x="12.8cm" svg:y="5.6cm">
          <text:p text:style-name="P25">个人推荐从源码构建</text:p>
          <draw:enhanced-geometry svg:viewBox="0 0 21600 21600" draw:type="rectangle" draw:enhanced-path="M 0 0 L 21600 0 21600 21600 0 21600 0 0 Z N"/>
        </draw:custom-shape>
        <draw:custom-shape draw:style-name="gr39" draw:text-style-name="P25" xml:id="id60" draw:id="id60" draw:layer="layout" svg:width="4.8cm" svg:height="0.6cm" svg:x="8cm" svg:y="6.2cm">
          <text:p/>
          <draw:enhanced-geometry svg:viewBox="0 0 21600 21600" draw:text-areas="?f7 ?f0 21600 ?f2" draw:type="left-arrow" draw:modifiers="3716.22578629452 6073.876871880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7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默认1" presentation:presentation-page-layout-name="AL2T1">
        <office:forms form:automatic-focus="false" form:apply-design-mode="false"/>
        <draw:frame draw:style-name="gr40" draw:text-style-name="P43" draw:layer="layout" svg:width="28cm" svg:height="2.161cm" svg:x="0cm" svg:y="7.039cm">
          <draw:text-box>
            <text:p text:style-name="P42"><text:span text:style-name="T22">D</text:span><text:span text:style-name="T23">EMONSTR</text:span><text:span text:style-name="T23">ATION </text:span><text:span text:style-name="T22">H</text:span><text:span text:style-name="T23">ERE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7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默认1" presentation:presentation-page-layout-name="AL2T1">
        <office:forms form:automatic-focus="false" form:apply-design-mode="false"/>
        <draw:frame presentation:style-name="pr8" draw:layer="layout" svg:width="18.2cm" svg:height="1.838cm" svg:x="9.6cm" svg:y="-0.033cm" presentation:class="title">
          <draw:text-box>
            <text:p>项目结构规划</text:p>
          </draw:text-box>
        </draw:frame>
        <draw:custom-shape draw:style-name="gr41" draw:text-style-name="P45" xml:id="id61" draw:id="id61" draw:layer="layout" svg:width="4cm" svg:height="1.4cm" svg:x="4.6cm" svg:y="3.6cm">
          <text:p text:style-name="P45">arch/</text:p>
          <draw:enhanced-geometry svg:viewBox="0 0 21600 21600" draw:type="rectangle" draw:enhanced-path="M 0 0 L 21600 0 21600 21600 0 21600 0 0 Z N"/>
        </draw:custom-shape>
        <draw:custom-shape draw:style-name="gr41" draw:text-style-name="P45" xml:id="id62" draw:id="id62" draw:layer="layout" svg:width="4cm" svg:height="1.4cm" svg:x="14.2cm" svg:y="3.6cm">
          <text:p text:style-name="P45">kernel/</text:p>
          <draw:enhanced-geometry svg:viewBox="0 0 21600 21600" draw:type="rectangle" draw:enhanced-path="M 0 0 L 21600 0 21600 21600 0 21600 0 0 Z N"/>
        </draw:custom-shape>
        <draw:custom-shape draw:style-name="gr41" draw:text-style-name="P45" xml:id="id63" draw:id="id63" draw:layer="layout" svg:width="4cm" svg:height="1.4cm" svg:x="22.2cm" svg:y="3.6cm">
          <text:p text:style-name="P45">clib/</text:p>
          <draw:enhanced-geometry svg:viewBox="0 0 21600 21600" draw:type="rectangle" draw:enhanced-path="M 0 0 L 21600 0 21600 21600 0 21600 0 0 Z N"/>
        </draw:custom-shape>
        <draw:custom-shape draw:style-name="gr42" draw:text-style-name="P45" xml:id="id64" draw:id="id64" draw:layer="layout" svg:width="2.4cm" svg:height="1.4cm" svg:x="2.2cm" svg:y="7.2cm">
          <text:p text:style-name="P45">x86/</text:p>
          <draw:enhanced-geometry svg:viewBox="0 0 21600 21600" draw:type="rectangle" draw:enhanced-path="M 0 0 L 21600 0 21600 21600 0 21600 0 0 Z N"/>
        </draw:custom-shape>
        <draw:custom-shape draw:style-name="gr43" draw:text-style-name="P45" xml:id="id65" draw:id="id65" draw:layer="layout" svg:width="3.2cm" svg:height="1.4cm" svg:x="5.4cm" svg:y="7.2cm">
          <text:p text:style-name="P45">x86_64/</text:p>
          <draw:enhanced-geometry svg:viewBox="0 0 21600 21600" draw:type="rectangle" draw:enhanced-path="M 0 0 L 21600 0 21600 21600 0 21600 0 0 Z N"/>
        </draw:custom-shape>
        <draw:frame draw:style-name="gr44" draw:text-style-name="P47" xml:id="id66" draw:id="id66" draw:layer="layout" svg:width="2.4cm" svg:height="1.2cm" svg:x="8.8cm" svg:y="7.268cm">
          <draw:text-box>
            <text:p text:style-name="P46">……</text:p>
          </draw:text-box>
        </draw:frame>
        <draw:line draw:style-name="gr45" draw:text-style-name="P48" xml:id="id67" draw:id="id67" draw:layer="layout" svg:x1="6.2cm" svg:y1="5.4cm" svg:x2="3.8cm" svg:y2="6.8cm">
          <text:p/>
        </draw:line>
        <draw:line draw:style-name="gr45" draw:text-style-name="P48" xml:id="id68" draw:id="id68" draw:layer="layout" svg:x1="6.6cm" svg:y1="5.4cm" svg:x2="6.8cm" svg:y2="7cm">
          <text:p/>
        </draw:line>
        <draw:line draw:style-name="gr45" draw:text-style-name="P48" xml:id="id69" draw:id="id69" draw:layer="layout" svg:x1="7.2cm" svg:y1="5.4cm" svg:x2="9.6cm" svg:y2="7cm">
          <text:p/>
        </draw:line>
        <draw:frame draw:style-name="gr46" draw:text-style-name="P50" xml:id="id70" draw:id="id70" draw:layer="layout" svg:width="10.2cm" svg:height="1.725cm" svg:x="1cm" svg:y="10.6cm">
          <draw:text-box>
            <text:p text:style-name="P49">boot.s, gdt.c, idt.c …… </text:p>
          </draw:text-box>
        </draw:frame>
        <draw:line draw:style-name="gr45" draw:text-style-name="P48" xml:id="id71" draw:id="id71" draw:layer="layout" svg:x1="3cm" svg:y1="8.8cm" svg:x2="1.8cm" svg:y2="10.6cm">
          <text:p/>
        </draw:line>
        <draw:line draw:style-name="gr45" draw:text-style-name="P48" xml:id="id72" draw:id="id72" draw:layer="layout" svg:x1="3.6cm" svg:y1="8.8cm" svg:x2="5cm" svg:y2="10.6cm">
          <text:p/>
        </draw:line>
        <draw:line draw:style-name="gr45" draw:text-style-name="P48" xml:id="id73" draw:id="id73" draw:layer="layout" svg:x1="4.2cm" svg:y1="8.8cm" svg:x2="8cm" svg:y2="10.6cm">
          <text:p/>
        </draw:line>
        <draw:frame draw:style-name="gr47" draw:text-style-name="P36" xml:id="id74" draw:id="id74" draw:layer="layout" svg:width="9cm" svg:height="2.089cm" svg:x="12.6cm" svg:y="7.511cm">
          <draw:text-box>
            <text:p text:style-name="P35">所有内核相关代码（<text:span text:style-name="T24">*</text:span><text:span text:style-name="T24">.c</text:span>）</text:p>
          </draw:text-box>
        </draw:frame>
        <draw:custom-shape draw:style-name="gr48" draw:text-style-name="P25" xml:id="id75" draw:id="id75" draw:layer="layout" svg:width="2cm" svg:height="0.911cm" draw:transform="rotate (-1.5706217938697) translate (16.711cm 5.5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6" xml:id="id76" draw:id="id76" draw:layer="layout" svg:width="7.2cm" svg:height="1.289cm" svg:x="20.8cm" svg:y="7.511cm">
          <draw:text-box>
            <text:p text:style-name="P35">C标准库实现（<text:span text:style-name="T24">*</text:span><text:span text:style-name="T24">.</text:span><text:span text:style-name="T24">c</text:span>）</text:p>
          </draw:text-box>
        </draw:frame>
        <draw:custom-shape draw:style-name="gr48" draw:text-style-name="P25" xml:id="id77" draw:id="id77" draw:layer="layout" svg:width="2cm" svg:height="0.911cm" draw:transform="rotate (-1.5706217938697) translate (24.711cm 5.51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7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默认1" presentation:presentation-page-layout-name="AL2T1">
        <office:forms form:automatic-focus="false" form:apply-design-mode="false"/>
        <draw:frame draw:style-name="gr40" draw:text-style-name="P43" draw:layer="layout" svg:width="28cm" svg:height="2.161cm" svg:x="0cm" svg:y="7.039cm">
          <draw:text-box>
            <text:p text:style-name="P42"><text:span text:style-name="T22">D</text:span><text:span text:style-name="T23">EMO</text:span><text:span text:style-name="T23">NSTRA</text:span><text:span text:style-name="T23">TION </text:span><text:span text:style-name="T22">H</text:span><text:span text:style-name="T23">ERE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7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等线1" svg:font-family="等线"/>
    <style:font-face style:name="等线 Light1" svg:font-family="'等线 Light'"/>
    <style:font-face style:name="Cascadia Code" svg:font-family="'Cascadia Code'" style:font-pitch="fixed"/>
    <style:font-face style:name="OCR A Std1" svg:font-family="'OCR A Std'" style:font-family-generic="modern" style:font-pitch="fixed"/>
    <style:font-face style:name="Liberation Sans1" svg:font-family="'Liberation Sans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cmr10" svg:font-family="cmr10" style:font-pitch="variable"/>
    <style:font-face style:name="等线" svg:font-family="等线" style:font-pitch="variable"/>
    <style:font-face style:name="等线 Light" svg:font-family="'等线 Light'" style:font-pitch="variable"/>
    <style:font-face style:name="Liberation Sans2" svg:font-family="'Liberation Sans'" style:font-family-generic="modern" style:font-pitch="variable"/>
    <style:font-face style:name="OCR A Std" svg:font-family="'OCR A St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itmap_20_1" draw:display-name="Bitmap 1" xlink:href="Pictures/10000201000007800000043867538937E03DD9F5.png" xlink:type="simple" xlink:show="embed" xlink:actuate="onLoad"/>
    <draw:fill-image draw:name="Bitmap_20_2" draw:display-name="Bitmap 2" xlink:href="Pictures/10000201000007800000043867538937E03DD9F5.png" xlink:type="simple" xlink:show="embed" xlink:actuate="onLoad"/>
    <draw:fill-image draw:name="background" xlink:href="Pictures/100000000000064000000384D6E0E29416C00A3C.png" xlink:type="simple" xlink:show="embed" xlink:actuate="onLoad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默认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CJK SC" style:font-family-complex="'Noto Sans CJK SC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默认1-outline1" style:family="presentation">
      <style:graphic-properties draw:stroke="none" draw:fill="none" draw:auto-grow-height="false" draw:fit-to-size="shrink-to-fit" style:shrink-to-fit="true">
        <text:list-style style:name="默认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outline2" style:family="presentation" style:parent-style-name="默认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1-outline3" style:family="presentation" style:parent-style-name="默认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1-outline4" style:family="presentation" style:parent-style-name="默认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1-outline5" style:family="presentation" style:parent-style-name="默认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6" style:family="presentation" style:parent-style-name="默认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7" style:family="presentation" style:parent-style-name="默认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8" style:family="presentation" style:parent-style-name="默认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outline9" style:family="presentation" style:parent-style-name="默认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1-subtitle" style:family="presentation">
      <style:graphic-properties draw:stroke="none" draw:fill="none" draw:textarea-vertical-align="middle">
        <text:list-style style:name="默认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1-title" style:family="presentation">
      <style:graphic-properties draw:stroke="none" draw:fill="none" draw:textarea-vertical-align="middle">
        <text:list-style style:name="默认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Noto Sans CJK SC" style:font-family-complex="'Noto Sans CJK S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默认1-title">
      <style:graphic-properties draw:auto-grow-height="false" fo:min-height="2.63cm"/>
      <style:paragraph-properties style:writing-mode="lr-tb"/>
    </style:style>
    <style:style style:name="Mpr5" style:family="presentation" style:parent-style-name="默认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默认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默认1" style:page-layout-name="PM1" draw:style-name="Mdp2">
      <office:forms form:automatic-focus="false" form:apply-design-mode="false"/>
      <draw:frame presentation:style-name="Mpr4" draw:text-style-name="MP7" draw:layer="backgroundobjects" svg:width="18.2cm" svg:height="1.372cm" svg:x="9.6cm" svg:y="0.2cm" presentation:class="title">
        <draw:text-box>
          <text:p>点击鼠标编辑标题文字格式</text:p>
        </draw:text-box>
      </draw:frame>
      <draw:frame presentation:style-name="默认1-outline1" draw:layer="backgroundobjects" svg:width="25.199cm" svg:height="9.134cm" svg:x="1.4cm" svg:y="4.26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1-title" draw:layer="backgroundobjects" svg:width="19.798cm" svg:height="11.136cm" svg:x="0.6cm" svg:y="2.257cm" presentation:class="page"/>
        <draw:frame presentation:style-name="默认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00:36:52.026197504</meta:creation-date>
    <dc:date>2022-01-31T22:22:46.320194645</dc:date>
    <meta:editing-duration>PT2H45M29S</meta:editing-duration>
    <meta:editing-cycles>13</meta:editing-cycles>
    <meta:generator>LibreOffice/6.4.7.2$Linux_X86_64 LibreOffice_project/40$Build-2</meta:generator>
    <meta:document-statistic meta:object-count="143"/>
  </office:meta>
</office:document-meta>
</file>